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letter-spacing="normal" fo:language="ru" fo:country="RU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головок: Проверка не заполненого поля города</text:p>
      <text:p text:style-name="P1">Предусловие: Текстовый курсор в поле города. Поле заполнения города пусто.</text:p>
      <text:p text:style-name="P1">Шаги: <text:span text:style-name="T1">Дается команда того, что заполнение поля города закончено (клик курсора в другом месте)</text:span></text:p>
      <text:p text:style-name="P1"><text:span text:style-name="T1">Результат: Поле города помечается красным крестиком с рамочкой, под ним появляется надпись <text:s/>«Поле обязательное»</text:span></text:p>
      <text:p text:style-name="P1"><text:span text:style-name="T1"/></text:p>
      <text:p text:style-name="P1">Заголовок: Проверка корректно заполненого поля города</text:p>
      <text:p text:style-name="P1">Предусловие: Текстовый курсор в поле города. <text:span text:style-name="T2">(Поле заполнения города не пусто) &amp; (</text:span><text:span text:style-name="T1">каждый символ заполнения – это буква русского, латинского алфавита или дефис)</text:span></text:p>
      <text:p text:style-name="P1">Шаги: <text:span text:style-name="T1"><text:s/>Дается команда того, что заполнение поля города закончено (клик курсора в другом месте)</text:span></text:p>
      <text:p text:style-name="P1"><text:span text:style-name="T1">Результат: Поле города помечается зеленой галочкой</text:span></text:p>
      <text:p text:style-name="P1"><text:span text:style-name="T1"/></text:p>
      <text:p text:style-name="P1">Заголовок: Проверка не корректно заполненого поля города</text:p>
      <text:p text:style-name="P1">Предусловие: Текстовый курсор в поле города. (П<text:span text:style-name="T2">оле заполнения </text:span><text:span text:style-name="T1">города</text:span><text:span text:style-name="T2"> не пусто</text:span><text:span text:style-name="T1">)</text:span><text:span text:style-name="T2"> &amp; (п</text:span><text:span text:style-name="T1">оле содержит символ, не являющийся буквой русского, латинского алфавита или дефисом)</text:span></text:p>
      <text:p text:style-name="P1">Шаги: <text:span text:style-name="T1">Дается команда того, что заполнение поля города закончено (клик курсора в другом месте)</text:span></text:p>
      <text:p text:style-name="P1"><text:span text:style-name="T1">Результат: Поле города помечается красным крестиком с рамочкой, под ним появляется надпись <text:s/>«</text:span><text:span text:style-name="T3">Допустимо использовать только буквы русского, латинского алфавита и дефис</text:span><text:span text:style-name="T1">»</text:span></text:p>
      <text:p text:style-name="P1"><text:span text:style-name="T1"/></text:p>
      <text:p text:style-name="P1">Заголовок: Проверка возможности изменить содержимое поля города</text:p>
      <text:p text:style-name="P1">Предусловие: <text:span text:style-name="T1">Пользователь на </text:span><text:span text:style-name="T2">форме заполнения анкеты. </text:span><text:span text:style-name="T1">Поле города уже было посещенным. </text:span></text:p>
      <text:p text:style-name="P1">Шаги: <text:span text:style-name="T1">Кликанье по полю города.</text:span></text:p>
      <text:p text:style-name="P1"><text:span text:style-name="T1">Результат: Поле города активируется, его заполнение можно изменят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4T01:49:26.08</meta:creation-date>
    <meta:generator>OpenOffice/4.1.1$Win32 OpenOffice.org_project/411m6$Build-9775</meta:generator>
    <dc:date>2018-09-24T02:02:31.17</dc:date>
    <meta:editing-duration>PT13M6S</meta:editing-duration>
    <meta:editing-cycles>2</meta:editing-cycles>
    <meta:document-statistic meta:table-count="0" meta:image-count="0" meta:object-count="0" meta:page-count="1" meta:paragraph-count="16" meta:word-count="189" meta:character-count="1410"/>
  </office:meta>
</office:document-meta>
</file>